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text-properties style:font-name="Liberation Serif" fo:language="en" fo:country="US"/>
    </style:style>
    <style:style style:name="P15" style:family="paragraph" style:parent-style-name="Standard">
      <style:paragraph-properties fo:text-align="justify" style:justify-single-word="false" fo:keep-with-next="always"/>
      <style:text-properties style:font-name="Liberation Serif"/>
    </style:style>
    <style:style style:name="P16" style:family="paragraph" style:parent-style-name="Standard">
      <style:paragraph-properties fo:text-align="justify" style:justify-single-word="false" fo:keep-with-next="always"/>
    </style:style>
    <style:style style:name="P17" style:family="paragraph" style:parent-style-name="Standard" style:master-page-name="">
      <style:paragraph-properties fo:text-align="justify" style:justify-single-word="false" style:page-number="auto" fo:keep-with-next="always"/>
    </style:style>
    <style:style style:name="P18" style:family="paragraph" style:parent-style-name="Standard" style:master-page-name="">
      <style:paragraph-properties fo:text-align="justify" style:justify-single-word="false" style:page-number="auto" fo:keep-with-next="auto"/>
    </style:style>
    <style:style style:name="P19" style:family="paragraph" style:parent-style-name="Standard">
      <style:paragraph-properties fo:text-align="justify" style:justify-single-word="false"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Codigo">
      <style:paragraph-properties fo:text-align="justify" style:justify-single-word="false"/>
      <style:text-properties fo:language="pt" fo:country="BR"/>
    </style:style>
    <style:style style:name="P22"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3" style:family="paragraph" style:parent-style-name="Heading_20_2">
      <style:paragraph-properties fo:text-align="justify" style:justify-single-word="false"/>
      <style:text-properties style:font-name="Liberation Serif" fo:language="en" fo:country="US"/>
    </style:style>
    <style:style style:name="P24"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5"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text-underline-style="solid" style:text-underline-width="auto" style:text-underline-color="font-color"/>
    </style:style>
    <style:style style:name="T10" style:family="text">
      <style:text-properties style:font-name="Liberation Mono"/>
    </style:style>
    <style:style style:name="T11" style:family="text">
      <style:text-properties style:font-name="Liberation Mono" fo:font-size="11pt" style:font-size-asian="11pt" style:font-size-complex="11pt"/>
    </style:style>
    <style:style style:name="T12" style:family="text">
      <style:text-properties fo:font-size="11pt" style:font-size-asian="11pt" style:font-size-complex="11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na6 v1.3 manual pages</text:h>
      <text:p text:style-name="P6"/>
      <text:p text:style-name="P11"><text:span text:style-name="Título_20_2_20_Car"><text:span text:style-name="T7">Description</text:span></text:span></text:p>
      <text:p text:style-name="P10"/>
      <text:p text:style-name="P3">This tool is part of the IPv6 Toolkit v1.3: a security assessment suite for the IPv6 Protocols. It allows the assessment of IPv6 implementations with respect to a variety of attack vectors based on ICMPv6 Neighbor Advertisement messages.</text:p>
      <text:p text:style-name="P3"/>
      <text:p text:style-name="P11"><text:span text:style-name="Título_20_2_20_Car"><text:span text:style-name="T7">Modes of Operation</text:span></text:span></text:p>
      <text:p text:style-name="P3"/>
      <text:p text:style-name="P11"><text:span text:style-name="T5">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 destination address (IPv6 Destination Address or Ethernet Destination Address) and a Target Address are specified. Passive mode is employed if the “-L” option (or its long counterpart “--listen”) is set. If both an attack target and the “-L” option are set, the attack is launched against the specified target, and then the tool enters passive mode to respond incoming Neighbor Solicitation messages with Neighbor Advertisement (attack) packets.</text:span></text:p>
      <text:p text:style-name="P3"/>
      <text:p text:style-name="P3">The tool supports filtering of incoming Neighbor Solicitation messages based on the Ethernet Source Address, the Ethernet Destination Address, the IPv6 Source Address, the IPv6 Destination Address, and the Neighbor Solicitation Target Address. <text:s/>There are two types of filters: “block filters” and “accept filters”. If any “block filter” is specified, and the incoming Neighbor Solicitation message matches any of those filters, the message is discarded (and thus no Neighbor Advertisements are sent in response). If any “accept filter” is specified, incoming Neighbor Solicitation messages must match the specified filters in order for the na6 tool to respond with Neighbor Advertisement messages. </text:p>
      <text:p text:style-name="P3"/>
      <text:h text:style-name="P22" text:outline-level="2"><text:span text:style-name="T2">O</text:span><text:span text:style-name="T2">ptions</text:span></text:h>
      <text:p text:style-name="P3"/>
      <text:p text:style-name="P3">The na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Neighbor Advertisements, it may be necessary for the na6 tool to split that information into more than one Neighbor Advertisement message. Also, if the tool is instructed to flood the victim with Neighbor Advertisements from different sources (“--flood-sources” option), multiple packets may need to be generated. na6</text:span><text:span text:style-name="T5"> supports IPv6 fragmentation, which may be of use if a large amount of information needs to be conveyed within a single Neighbor Advertisement message. However, IPv6 fragmentation is not enabled by default, and must be explicitly enabled with the “-y” option.</text:span></text:p>
      <text:p text:style-name="P3"/>
      <text:p text:style-name="P3"/>
      <text:p text:style-name="P16"><text:soft-page-break/><text:span text:style-name="Codigo_20_Car">--interface</text:span><text:span text:style-name="T2">, </text:span><text:span text:style-name="Codigo_20_Car">-i</text:span></text:p>
      <text:p text:style-name="P13"/>
      <text:p text:style-name="P16"><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6"><text:span text:style-name="Codigo_20_Car">--src-address</text:span><text:span text:style-name="T2">, </text:span><text:span text:style-name="Codigo_20_Car">-s</text:span></text:p>
      <text:p text:style-name="P13"/>
      <text:p text:style-name="P13">This option specifies the IPv6 source address (or IPv6 prefix) to be used for the Source Address of the attack packets. If left unspecified, a random link-local unicast address (fe80::/64) is selected. </text:p>
      <text:p text:style-name="P13"/>
      <text:p text:style-name="P13">If the “-T” (“--flood-targets”) option is specified, this option includes an IPv6 prefix. See the description of the “-T” option for further information on how the “-s” option is processed in that specific case.</text:p>
      <text:p text:style-name="P3"/>
      <text:p text:style-name="P3"/>
      <text:p text:style-name="P16"><text:span text:style-name="Codigo_20_Car">--dst-address</text:span><text:span text:style-name="T2">, </text:span><text:span text:style-name="Codigo_20_Car">-d</text:span></text:p>
      <text:p text:style-name="P13"/>
      <text:p text:style-name="P13">This option specifies the IPv6 Destination Address of the victim. If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incoming Neighbor Solicitation message. If the IPv6 Source Address of the Neighbor Solicitation is the unspecified address (::), the “all-nodes link-local multicast” address (ff02::1) is used as the IPv6 Destination Address. Otherwise, the IPv6 Source Address of the incoming Neighbor Solicitation message is used as the IPv6 Destination Address of the outgoing Neighbor Advertisement (attack) messages.</text:p>
      <text:p text:style-name="P4"/>
      <text:p text:style-name="P4"/>
      <text:p text:style-name="P8">--hop-limit, -A</text:p>
      <text:p text:style-name="P4"/>
      <text:p text:style-name="P16"><text:span text:style-name="Codigo_20_Car"><text:span text:style-name="T6">This option specifies the Hop Limit to be used for the Neighbor Advertisement messages. It defaults to 255. Note that IPv6 nodes are required to check that the Hop Limit of incoming Neighbor Advertisement messages is 255. Therefore, this option is only useful to assess whether an IPv6 implementation fails to enforce the aforementioned check.</text:span></text:span></text:p>
      <text:p text:style-name="P11"><text:span text:style-name="Codigo_20_Car"><text:span text:style-name="T8"/></text:span></text:p>
      <text:p text:style-name="P11"><text:span text:style-name="Codigo_20_Car"><text:span text:style-name="T8"/></text:span></text:p>
      <text:p text:style-name="P11"><text:span text:style-name="Codigo_20_Car"><text:span text:style-name="T11">--frag-hdr</text:span></text:span><text:span text:style-name="T5">, </text:span><text:span text:style-name="Codigo_20_Car"><text:span text:style-name="T11">-y</text:span></text:span></text:p>
      <text:p text:style-name="P14"/>
      <text:p text:style-name="P15"><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3"/>
      <text:p text:style-name="P3"/>
      <text:p text:style-name="P3"/>
      <text:p text:style-name="P11"><text:soft-page-break/><text:span text:style-name="Codigo_20_Car"><text:span text:style-name="T11">--dst-opt-hdr</text:span></text:span><text:span text:style-name="T5">, </text:span><text:span text:style-name="Codigo_20_Car"><text:span text:style-name="T11">-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padding options). Multiple Destination Options headers may be specified by means of multiple “-u” options.</text:span></text:p>
      <text:p text:style-name="P3"/>
      <text:p text:style-name="P3"/>
      <text:p text:style-name="P11"><text:span text:style-name="Codigo_20_Car"><text:span text:style-name="T11">--dst-opt-u-hdr</text:span></text:span><text:span text:style-name="T5">, </text:span><text:span text:style-name="Codigo_20_Car"><text:span text:style-name="T12">-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1">--hbh-opt-hdr</text:span></text:span><text:span text:style-name="T5">, </text:span><text:span text:style-name="Codigo_20_Car"><text:span text:style-name="T11">-H</text:span></text:span></text:p>
      <text:p text:style-name="P3"/>
      <text:p text:style-name="P4">This option specifies that a Hop-by-Hop Options header is to be included in the resulting packet. The header size <text:span text:style-name="T9">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Neighbo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Neighbor Solicitation message. </text:p>
      <text:p text:style-name="P3">If the IPv6 Destination Address of the incoming Neighbor Solicitation message is a multicast address (usually a solicited-node multicast address), the link-layer Source Address is set to the address specified by the “-S” option (or to a random address if the “-S” option was left unspecified). If the IPv6 Destination Address of the incoming Neighbor Solicitation is not a multicast address (i.e., it is a unicast address), the link-layer Source Address is set to the Ethernet Destination Address of the incoming Neighbor Solicitation message.</text:p>
      <text:p text:style-name="P3"/>
      <text:p text:style-name="P3"/>
      <text:p text:style-name="P16"><text:span text:style-name="Codigo_20_Car">--link-dst-address</text:span><text:span text:style-name="T2">, </text:span><text:span text:style-name="Codigo_20_Car">-D</text:span></text:p>
      <text:p text:style-name="P13"/>
      <text:p text:style-name="P13">This option specifies the link-layer Destination Address of the Neighbor Advertisement messages (currently, only Ethernet is supported). If left unspecified, it is set to the “all-nodes link-local multicast” address (ff02::1).</text:p>
      <text:p text:style-name="P3"/>
      <text:p text:style-name="P3"><text:soft-page-break/>When operating in passive mode, the link-layer Destination Address is set according to the IPv6 Source Address of the incoming Neighbor Solicitation message. </text:p>
      <text:p text:style-name="P3">If the IPv6 Source Address of the incoming Neighbor Solicitation message is the unspecified address (::), the link-layer destination address is set to “33:33:00:00:00:01” (the Ethernet multicast address corresponding to the IPv6 “all-nodes link-local multicast” address). Otherwise, the link-layer Destination Address is set to the link-layer Source Address of the incoming Neighbor Solicitation message.</text:p>
      <text:p text:style-name="P3"/>
      <text:p text:style-name="P3"/>
      <text:p text:style-name="P16"><text:span text:style-name="Codigo_20_Car">--router</text:span><text:span text:style-name="T2">, </text:span><text:span text:style-name="Codigo_20_Car">-r</text:span></text:p>
      <text:p text:style-name="P13"/>
      <text:p text:style-name="P13">This option instructs the na6 tool to set the “R” (Router) bit in the Neighbor Advertisement messages that it sends. The “R” bit indicates that the node sending the message is a router. If left unspecified, the “R” bit is not set.</text:p>
      <text:p text:style-name="P3"/>
      <text:p text:style-name="P3"/>
      <text:p text:style-name="P11"><text:span text:style-name="Codigo_20_Car">--solicited</text:span><text:span text:style-name="T2">, </text:span><text:span text:style-name="Codigo_20_Car">-c</text:span></text:p>
      <text:p text:style-name="P3"/>
      <text:p text:style-name="P3">This option instructs the na6 tool to set the “S” (“Solicited”) bit in the Neighbor Advertisement messages that it sends. When operating in passive mode (“-L” option), the “Solicited” flag is forced to 1 in all responses sent to unicast IPv6 addresses.</text:p>
      <text:p text:style-name="P3"/>
      <text:p text:style-name="P3"/>
      <text:p text:style-name="P11"><text:span text:style-name="Codigo_20_Car">--override</text:span><text:span text:style-name="T2">, </text:span><text:span text:style-name="Codigo_20_Car">-o</text:span></text:p>
      <text:p text:style-name="P3"/>
      <text:p text:style-name="P3">This option instructs the na6 tool to set the ‘O’ (“Override”) bit in the Neighbor Advertisement messages that it sends. If this option is left unspecified, the ‘O’ bit is not set.</text:p>
      <text:p text:style-name="P3"/>
      <text:p text:style-name="P3"/>
      <text:p text:style-name="P11"><text:span text:style-name="Codigo_20_Car">--target</text:span><text:span text:style-name="T2">, </text:span><text:span text:style-name="Codigo_20_Car">-t</text:span></text:p>
      <text:p text:style-name="P3"/>
      <text:p text:style-name="P3">This option specifies the IPv6 Target Address of the Neighbor Advertisement messages. </text:p>
      <text:p text:style-name="P3"/>
      <text:p text:style-name="P13">If the “-T” (“--flood-targets”) option is specified, this option specifies an IPv6 prefix in the form “-t prefix/prefixlen”. See the description of the “-T” option for further information on how the “-t” option is processed in that specific case.</text:p>
      <text:p text:style-name="P3"/>
      <text:p text:style-name="P3"/>
      <text:p text:style-name="P16"><text:span text:style-name="Codigo_20_Car">--target-lla-opt</text:span><text:span text:style-name="T2">, </text:span><text:span text:style-name="Codigo_20_Car">-E</text:span></text:p>
      <text:p text:style-name="P13"/>
      <text:p text:style-name="P13">This option specifies the contents of a target link-layer address option to be included in the Neighbor Advertisement messages. If a single option is specified, it is included in all the outgoing Neighbor Advertisement messages. If more than one target link-layer address is specified (by means of multiple “-E” options), and all the resulting options cannot be conveyed into a single Neighbor Advertisement message, multiple Neighbor Advertisements will be sent as needed.</text:p>
      <text:p text:style-name="P3"/>
      <text:p text:style-name="P3"/>
      <text:p text:style-name="P16"><text:soft-page-break/><text:span text:style-name="Codigo_20_Car">--add-tlla-opt</text:span><text:span text:style-name="T2">, </text:span><text:span text:style-name="Codigo_20_Car">-e</text:span></text:p>
      <text:p text:style-name="P13"/>
      <text:p text:style-name="P13">This option instructs the na6 tool to include a target link-layer address option in the Neighbor Advertisement messages that it sends. The target link-layer address included in the option is the same as the Ethernet Source Address used for the outgoing Neighbor Advertisement messages.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Neighbo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Neighbor Solicitation messages, based on their link-layer Source Address. The option must be followed by a link-layer address (currently, only Ethernet is supported).</text:p>
      <text:p text:style-name="P3"/>
      <text:p text:style-name="P3"/>
      <text:p text:style-name="P16"><text:span text:style-name="T4">--</text:span><text:span text:style-name="T4">block-link-dst</text:span><text:span text:style-name="T2">, </text:span><text:span text:style-name="T4">-K</text:span></text:p>
      <text:p text:style-name="P13"/>
      <text:p text:style-name="P13">This option sets a block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block-target</text:span><text:span text:style-name="T2">, </text:span><text:span text:style-name="T4">-w</text:span></text:p>
      <text:p text:style-name="P13"/>
      <text:p text:style-name="P13">This option sets a block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text:soft-page-break/></text:p>
      <text:p text:style-name="P11"><text:span text:style-name="T4">--</text:span><text:span text:style-name="T4">accept-src</text:span><text:span text:style-name="T2">, </text:span><text:span text:style-name="T4">-b</text:span></text:p>
      <text:p text:style-name="P3"/>
      <text:p text:style-name="P3">This option sets an accept filter for the incoming Neighbo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Neighbo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accept-target</text:span><text:span text:style-name="T2">, </text:span><text:span text:style-name="T4">-W</text:span></text:p>
      <text:p text:style-name="P13"/>
      <text:p text:style-name="P13">This option sets a accept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
      <text:p text:style-name="P18"><text:span text:style-name="Codigo_20_Car">--flood-targets</text:span><text:span text:style-name="T2">, </text:span><text:span text:style-name="Codigo_20_Car">-T</text:span></text:p>
      <text:p text:style-name="P19"/>
      <text:p text:style-name="P19">This option instructs the na6 tool to send Neighbor Advertisements for multiple Target Addresses. The number of different Target Addresses is specified as “-T number”. The Target Address of each packet is randomly selected from the prefix fe80::/64, unless a different prefix has been specified by means of the “-t” option. The IPv6 Source Address of each Neighbor Advertisement message is set according to the IPv6 address or prefix specified with the “-s” option, and defaults to a random link-local unicast address (fe80::/64) if the “-s” option is left unspecified.</text:p>
      <text:p text:style-name="P3"><text:soft-page-break/></text:p>
      <text:p text:style-name="P3"/>
      <text:p text:style-name="P17"><text:span text:style-name="Codigo_20_Car"><text:span text:style-name="T10">--flood-sources</text:span></text:span><text:span text:style-name="T5">, </text:span><text:span text:style-name="Codigo_20_Car"><text:span text:style-name="T10">-F</text:span></text:span></text:p>
      <text:p text:style-name="P14"/>
      <text:p text:style-name="P13">This option instructs the tool to send multiple Neighbor Advertisement messages with different Source Addresses. The number of different sources is specified as “-F number”. The Source Address of each Neighbo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16"><text:span text:style-name="Codigo_20_Car">--loop, -l</text:span></text:p>
      <text:p text:style-name="P13"/>
      <text:p text:style-name="P13">This option instructs the na6 tool to send periodic Neighbor Advertisements to the victim node. The amount of time to pause between sending Neighbor Advertisements can be specified by means of the “-z” option, and defaults to 1 second. Note that this option cannot be set in conjunction with the “-L” (“--listen”) option.</text:p>
      <text:p text:style-name="P13"/>
      <text:p text:style-name="P13"/>
      <text:p text:style-name="P16"><text:span text:style-name="Codigo_20_Car">--sleep</text:span><text:span text:style-name="T2">, </text:span><text:span text:style-name="Codigo_20_Car">-z</text:span></text:p>
      <text:p text:style-name="P13"/>
      <text:p text:style-name="P13">This option specifies the amount of time to pause between sending Neighbor Solicitation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na6 tool to operate in passive mode (possibly after attacking a given node, if the ‘-d’ or ‘-D’ options were specified).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na6 tool to be verbose. <text:s/>When the option is set twice, the tool is “very verbose”, and the tool also informs which packets have been accepted or discarded as a result of applying the specified filters. </text:p>
      <text:p text:style-name="P3"/>
      <text:p text:style-name="P3"/>
      <text:p text:style-name="P16"><text:span text:style-name="Codigo_20_Car">--help</text:span><text:span text:style-name="T2">, </text:span><text:span text:style-name="Codigo_20_Car">-h</text:span></text:p>
      <text:p text:style-name="P13"/>
      <text:p text:style-name="P13">Print help information for the na6 tool. </text:p>
      <text:p text:style-name="P3"/>
      <text:h text:style-name="P23" text:outline-level="2"><text:soft-page-break/>Examples</text:h>
      <text:h text:style-name="P25" text:outline-level="3">Example #1</text:h>
      <text:p text:style-name="P4"/>
      <text:p text:style-name="P20"># ./na6 -i eth0 -d fe80::1 -t 2001:db8::1 -c -o -e</text:p>
      <text:p text:style-name="P3"/>
      <text:p text:style-name="P11"><text:span text:style-name="T2">Use the network interface “eth0” to s</text:span><text:span text:style-name="T2">end a Neighbor Advertisement using a random link-local unicast IPv6 Source Address and a random Ethernet Source Address, to the IPv6 Destination address ffe80::1 and the Ethernet Destination Address 33:33:00:00:00:01 (selected by default). The target of the Neighbor Advertisement is 2001:db8::1, and the message has both the “Override” and the “Solicited” flags set. The Neighbor Advertisement also includes a target link-layer address option that contains the same Ethernet address as that used for the Ethernet Source Address of the packet. </text:span></text:p>
      <text:p text:style-name="P3"/>
      <text:h text:style-name="P25" text:outline-level="3">Example #2</text:h>
      <text:p text:style-name="P7"/>
      <text:p text:style-name="P21"># ./na6 -i eth0 -j fe80::1 -j 2001:db8::/32 -W fe80::/64 -c -o -e -L -v -v</text:p>
      <text:p text:style-name="P12"/>
      <text:p text:style-name="P3">Listen for incoming Neighbor Solicitation messages on the interface “eth0”. Discard those messages that have an IPv6 Source Address equal to fe80::1, an IPv6 Source Address that belongs to the prefix 2001:db8::/32, or a Target Address that does not belong to the prefix fe80::/64. Respond (to those messages that are accepted) with a Neighbor Advertisement with a randomized Ethernet Source Address and a randomized link-local unicast IPv6 Source Address (unless the Destination Address of the Neighbor Solicitation was a unicast address), the IPv6 Destination Address set to the Source Address of the incoming NS message (unless it was the unspecified address), the Target Address set to the same value as the Target Address of the incoming NS, and the “Solicited” and “Override” flags set. Be very verbose (“-v -v” options).</text:p>
      <text:p text:style-name="P3"/>
      <text:p text:style-name="P3"/>
      <text:p text:style-name="P9">Credits</text:p>
      <text:p text:style-name="P3"/>
      <text:p text:style-name="P3">The na6 tool and related manuals were produced by Fernando Gont &lt;<text:a xlink:type="simple" xlink:href="mailto:fgont@si6networks.com">fgont@si6networks.com</text:a>&gt; for SI6 Networks &lt;<text:a xlink:type="simple" xlink:href="http://www.si6networks.com/">http://www.si6networks.com</text:a>&gt;.</text:p>
      <text:p text:style-name="P3"/>
      <text:h text:style-name="P23" text:outline-level="2">License</text:h>
      <text:p text:style-name="P4"/>
      <text:p text:style-name="P11"><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02:53</dc:date>
    <meta:print-date>2010-02-11T10:06:00</meta:print-date>
    <meta:editing-cycles>38</meta:editing-cycles>
    <meta:editing-duration>PT8H1M13S</meta:editing-duration>
    <meta:generator>LibreOffice/3.5$Linux_X86_64 LibreOffice_project/350m1$Build-2</meta:generator>
    <meta:document-statistic meta:table-count="0" meta:image-count="0" meta:object-count="0" meta:page-count="8" meta:paragraph-count="95" meta:word-count="2714" meta:character-count="17221" meta:non-whitespace-character-count="14628"/>
    <meta:user-defined meta:name="Info 1"/>
    <meta:user-defined meta:name="Info 2"/>
    <meta:user-defined meta:name="Info 3"/>
    <meta:user-defined meta:name="Info 4"/>
  </office:meta>
</office:document-meta>
</file>